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8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1.C8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b6c2e" officeooo:paragraph-rsid="001b6c2e"/>
    </style:style>
    <style:style style:name="P2" style:family="paragraph" style:parent-style-name="Table_20_Contents">
      <style:text-properties officeooo:rsid="001ca81c" officeooo:paragraph-rsid="001ca81c"/>
    </style:style>
    <style:style style:name="P3" style:family="paragraph" style:parent-style-name="Table_20_Contents" style:list-style-name="L1">
      <style:text-properties officeooo:rsid="001ca81c" officeooo:paragraph-rsid="001f430e"/>
    </style:style>
    <style:style style:name="P4" style:family="paragraph" style:parent-style-name="Table_20_Contents" style:list-style-name="L2">
      <style:text-properties officeooo:rsid="001ca81c" officeooo:paragraph-rsid="002592d2"/>
    </style:style>
    <style:style style:name="P5" style:family="paragraph" style:parent-style-name="Table_20_Contents" style:list-style-name="L3">
      <style:text-properties officeooo:rsid="001ca81c" officeooo:paragraph-rsid="002592d2"/>
    </style:style>
    <style:style style:name="P6" style:family="paragraph" style:parent-style-name="Table_20_Contents" style:list-style-name="L4">
      <style:text-properties officeooo:rsid="001ca81c" officeooo:paragraph-rsid="002592d2"/>
    </style:style>
    <style:style style:name="P7" style:family="paragraph" style:parent-style-name="Table_20_Contents" style:list-style-name="L5">
      <style:text-properties officeooo:rsid="001ca81c" officeooo:paragraph-rsid="002592d2"/>
    </style:style>
    <style:style style:name="P8" style:family="paragraph" style:parent-style-name="Table_20_Contents" style:list-style-name="L8">
      <style:text-properties officeooo:rsid="001ca81c" officeooo:paragraph-rsid="001ca81c"/>
    </style:style>
    <style:style style:name="P9" style:family="paragraph" style:parent-style-name="Table_20_Contents" style:list-style-name="L7">
      <style:text-properties officeooo:rsid="001ca81c" officeooo:paragraph-rsid="001ca81c"/>
    </style:style>
    <style:style style:name="P10" style:family="paragraph" style:parent-style-name="Table_20_Contents">
      <style:text-properties officeooo:rsid="001ca81c" officeooo:paragraph-rsid="001ca81c"/>
    </style:style>
    <style:style style:name="P11" style:family="paragraph" style:parent-style-name="Table_20_Contents" style:list-style-name="L6">
      <style:text-properties officeooo:rsid="001ca81c" officeooo:paragraph-rsid="0026cdc7"/>
    </style:style>
    <style:style style:name="P12" style:family="paragraph" style:parent-style-name="Table_20_Contents" style:list-style-name="L5">
      <style:text-properties officeooo:rsid="002592d2" officeooo:paragraph-rsid="002592d2"/>
    </style:style>
    <style:style style:name="T1" style:family="text">
      <style:text-properties officeooo:rsid="00209b6f"/>
    </style:style>
    <style:style style:name="T2" style:family="text">
      <style:text-properties officeooo:rsid="0026cd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Objet</text:p>
          </table:table-cell>
          <table:table-cell table:style-name="Tableau1.A1" office:value-type="string">
            <text:p text:style-name="P1">Fait</text:p>
          </table:table-cell>
          <table:table-cell table:style-name="Tableau1.C1" office:value-type="string">
            <text:p text:style-name="P1">Reste à faire</text:p>
          </table:table-cell>
        </table:table-row>
        <table:table-row table:style-name="Tableau1.2">
          <table:table-cell table:style-name="Tableau1.A2" office:value-type="string">
            <text:p text:style-name="P2">Faire spawn un ennemi</text:p>
          </table:table-cell>
          <table:table-cell table:style-name="Tableau1.A2" office:value-type="string">
            <text:list text:style-name="L1">
              <text:list-item>
                <text:p text:style-name="P3">Construire un spawner à ennemis</text:p>
              </text:list-item>
              <text:list-item>
                <text:p text:style-name="P3">Construire un ennemi au spawne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Construire un circuit</text:p>
          </table:table-cell>
          <table:table-cell table:style-name="Tableau1.A2" office:value-type="string">
            <text:list text:style-name="L2">
              <text:list-item>
                <text:p text:style-name="P4">Construire un circui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Faire bouger l’ennemi sur le circuit</text:p>
          </table:table-cell>
          <table:table-cell table:style-name="Tableau1.A2" office:value-type="string">
            <text:list text:style-name="L3">
              <text:list-item>
                <text:p text:style-name="P5">Détecter le prochain point de circuit</text:p>
              </text:list-item>
              <text:list-item>
                <text:p text:style-name="P5">Avancer <text:span text:style-name="T1">sur </text:span>ce poin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Placer des tours</text:p>
          </table:table-cell>
          <table:table-cell table:style-name="Tableau1.A2" office:value-type="string">
            <text:list text:style-name="L4">
              <text:list-item>
                <text:p text:style-name="P6">Pouvoir bouger la souris avec une tour qui suit et pouvoir cliquer pour poser la tou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Détecter un ennemi avec une tour</text:p>
          </table:table-cell>
          <table:table-cell table:style-name="Tableau1.A2" office:value-type="string">
            <text:list xml:id="list1403528659" text:style-name="L5">
              <text:list-item>
                <text:p text:style-name="P7">Chaque tours doit pouvoir "voir" si un ennemi entre ou est à porté</text:p>
              </text:list-item>
            </text:list>
          </table:table-cell>
          <table:table-cell table:style-name="Tableau1.C2" office:value-type="string">
            <text:list xml:id="list213958324627049" text:continue-numbering="true" text:style-name="L5">
              <text:list-item>
                <text:p text:style-name="P12">des tests plus poussés</text:p>
              </text:list-item>
            </text:list>
          </table:table-cell>
        </table:table-row>
        <table:table-row table:style-name="Tableau1.2">
          <table:table-cell table:style-name="Tableau1.A2" office:value-type="string">
            <text:p text:style-name="P2">Tirer sur un ennemi</text:p>
          </table:table-cell>
          <table:table-cell table:style-name="Tableau1.A2" office:value-type="string">
            <text:list text:style-name="L6">
              <text:list-item>
                <text:p text:style-name="P11">Détecter l'ennemi</text:p>
              </text:list-item>
              <text:list-item>
                <text:p text:style-name="P11">Créer un projectile</text:p>
              </text:list-item>
              <text:list-item>
                <text:p text:style-name="P11">Faire bouger le projectile</text:p>
              </text:list-item>
              <text:list-item>
                <text:p text:style-name="P11">Faire mourir le projectile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8" office:value-type="string">
            <text:p text:style-name="P2">Gérer les collisions Tour/Tour et Projectile/Ennemi</text:p>
          </table:table-cell>
          <table:table-cell table:style-name="Tableau1.A8" office:value-type="string">
            <text:p text:style-name="Table_20_Contents"/>
          </table:table-cell>
          <table:table-cell table:style-name="Tableau1.C8" office:value-type="string">
            <text:list text:style-name="L7">
              <text:list-item>
                <text:p text:style-name="P9">Détecter les collisions entre deux objets ronds</text:p>
              </text:list-item>
              <text:list-item>
                <text:p text:style-name="P9">Empêcher le placement de la Tour en cas decollision</text:p>
              </text:list-item>
              <text:list-item>
                <text:p text:style-name="P9">Faire des dégâts aux Ennemis touchés par un Projectil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7:56:17.751000000</meta:creation-date>
    <dc:date>2024-02-06T21:39:56.003000000</dc:date>
    <meta:editing-duration>PT5H55M9S</meta:editing-duration>
    <meta:editing-cycles>11</meta:editing-cycles>
    <meta:generator>LibreOffice/7.5.1.2$Windows_X86_64 LibreOffice_project/fcbaee479e84c6cd81291587d2ee68cba099e129</meta:generator>
    <meta:document-statistic meta:table-count="1" meta:image-count="0" meta:object-count="0" meta:page-count="1" meta:paragraph-count="25" meta:word-count="146" meta:character-count="786" meta:non-whitespace-character-count="680"/>
  </office:meta>
</office:document-meta>
</file>